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roman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0pt" officeooo:paragraph-rsid="0009ee5c" style:font-size-asian="10pt" style:font-size-complex="10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0pt" officeooo:paragraph-rsid="000dddd2" style:font-size-asian="10pt" style:font-size-complex="10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0pt" officeooo:paragraph-rsid="000f96d3" style:font-size-asian="10pt" style:font-size-complex="10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0pt" officeooo:paragraph-rsid="0011ce1d" style:font-size-asian="10pt" style:font-size-complex="10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0pt" fo:font-weight="bold" officeooo:paragraph-rsid="0009ee5c" style:font-size-asian="10pt" style:font-weight-asian="bold" style:font-size-complex="10pt" style:font-weight-complex="bold"/>
    </style:style>
    <style:style style:name="P6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10pt" fo:font-weight="bold" officeooo:paragraph-rsid="0009ee5c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pt" officeooo:paragraph-rsid="000e9052" style:font-size-asian="10pt" style:font-size-complex="10pt"/>
    </style:style>
    <style:style style:name="T1" style:family="text">
      <style:text-properties officeooo:rsid="0009ee5c"/>
    </style:style>
    <style:style style:name="T2" style:family="text">
      <style:text-properties style:text-underline-style="solid" style:text-underline-width="auto" style:text-underline-color="font-color" officeooo:rsid="0009ee5c"/>
    </style:style>
    <style:style style:name="T3" style:family="text">
      <style:text-properties style:text-underline-style="none" officeooo:rsid="0009ee5c"/>
    </style:style>
    <style:style style:name="T4" style:family="text">
      <style:text-properties style:text-underline-style="none" officeooo:rsid="000dddd2"/>
    </style:style>
    <style:style style:name="T5" style:family="text">
      <style:text-properties style:text-underline-style="none" officeooo:rsid="000e9052"/>
    </style:style>
    <style:style style:name="T6" style:family="text">
      <style:text-properties style:text-underline-style="none" officeooo:rsid="000f96d3"/>
    </style:style>
    <style:style style:name="T7" style:family="text">
      <style:text-properties style:text-underline-style="none" officeooo:rsid="00101d57"/>
    </style:style>
    <style:style style:name="T8" style:family="text">
      <style:text-properties style:text-underline-style="none" officeooo:rsid="0011ce1d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draw:ole-draw-aspect="1"/>
    </style:style>
    <style:style style:name="fr2" style:family="graphic" style:parent-style-name="Formula">
      <style:graphic-properties fo:margin-left="0in" fo:margin-right="0in" fo:margin-top="0in" fo:margin-bottom="0in" style:wrap="parallel" style:number-wrapped-paragraphs="no-limit" style:wrap-contour="false"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שאלות</text:span></text:p>
      <text:p text:style-name="P5"><text:span text:style-name="T1"/></text:p>
      <text:p text:style-name="P1"><text:span text:style-name="T1">1.אנו מבצעים הצפנה חלקית עבור </text:span><text:span text:style-name="T1"><draw:frame draw:style-name="fr1" draw:name="Object1" text:anchor-type="as-char" svg:y="-0.1484in" svg:width="1.1902in" svg:height="0.2091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">ספציפי</text:span><text:span text:style-name="T3">. </text:span></text:p>
      <text:p text:style-name="P1"><text:span text:style-name="T3">כאשר כמות ה</text:span><text:span text:style-name="T3"><draw:frame draw:style-name="fr1" draw:name="Object2" text:anchor-type="as-char" svg:y="-0.1484in" svg:width="0.7693in" svg:height="0.209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 תלויה באורך </text:span><text:span text:style-name="T3"><draw:frame draw:style-name="fr1" draw:name="Object3" text:anchor-type="as-char" svg:y="-0.1484in" svg:width="0.1299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 (אורך מילת הוירוס).</text:span></text:p>
      <text:p text:style-name="P1"><text:span text:style-name="T3">מה קורה כאשר שולחים וירוס אחר </text:span><text:span text:style-name="T3"><draw:frame draw:style-name="fr2" draw:name="Object4" text:anchor-type="as-char" svg:y="-0.1484in" svg:width="1.0244in" svg:height="0.1846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 - כאשר F הוא סט מצבי הקבלה (מילות הוירוס)?</text:span></text:p>
      <text:p text:style-name="P1"><text:span text:style-name="T3"><text:tab/>למשך אם </text:span><text:span text:style-name="T3"><draw:frame draw:style-name="fr2" draw:name="Object5" text:anchor-type="as-char" svg:y="-0.152in" svg:width="1.6083in" svg:height="0.2008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 אין לנו מספיק </text:span><text:span text:style-name="T3"><draw:frame draw:style-name="fr1" draw:name="Object6" text:anchor-type="as-char" svg:y="-0.1484in" svg:width="0.5764in" svg:height="0.2098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.</text:span></text:p>
      <text:p text:style-name="P1"><text:span text:style-name="T3"><text:tab/>אבל גם אם הם באותו גודל ורק שונים, עדיין יש בעיה</text:span></text:p>
      <text:p text:style-name="P1"><text:span text:style-name="T3"/></text:p>
      <text:p text:style-name="P1"><text:span text:style-name="T3">*בעצם השאלה: לפי הסכמה המוצעת, אם בוצעה הצפנה עם </text:span><text:span text:style-name="T3"><draw:frame draw:style-name="fr1" draw:name="Object8" text:anchor-type="as-char" svg:y="-0.1484in" svg:width="0.2016in" svg:height="0.1846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, והמכונה של השרת זיהתה התקפה עם המילה </text:span><text:span text:style-name="T3"><draw:frame draw:style-name="fr2" draw:name="Object9" text:anchor-type="as-char" svg:y="-0.1484in" svg:width="0.7898in" svg:height="0.1846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 ,למה שהשרת יצליח לפדות את הצ'ק?</text:span></text:p>
      <text:p text:style-name="P1"><text:span text:style-name="T5"/></text:p>
      <text:p text:style-name="P7"><text:span text:style-name="T5"><draw:frame draw:style-name="fr1" draw:name="Object10" text:anchor-type="as-char" svg:y="-0.152in" svg:width="4.1311in" svg:height="0.2126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"><text:span text:style-name="T3">2. הצלחנו להצפין </text:span><text:span text:style-name="T4">את</text:span><text:span text:style-name="T4"><draw:frame draw:style-name="fr1" draw:name="Object7" text:anchor-type="as-char" svg:y="-0.1484in" svg:width="0.5091in" svg:height="0.2098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 (</text:span><text:span text:style-name="T3">שמוגרל רנדומלית</text:span><text:span text:style-name="T4">)</text:span><text:span text:style-name="T3"> </text:span><text:span text:style-name="T4">ואז </text:span><text:span text:style-name="T3">לפענח</text:span><text:span text:style-name="T4">ו</text:span><text:span text:style-name="T3"> בסכמה </text:span><text:span text:style-name="T4">הנוכחית</text:span><text:span text:style-name="T3"> , אבל לא הצלחנו להבין איך בעזרת הקובץ "para</text:span><text:span text:style-name="T4">m</text:span><text:span text:style-name="T3">” אפשר לבחור את P – המספר הראשוני בעזרתו נקבעים גדלי החבורות.</text:span></text:p>
      <text:p text:style-name="P2"><text:span text:style-name="T3"/></text:p>
      <text:p text:style-name="P3"><text:span text:style-name="T6">3. בסכמה הנוכחית, כיוון שהשרת הוא זה שבונה את מכונת המצבים, הוא בהכרח מכיר את כל מילות הוירוס בפרט הוא מכיר את מילת הוירוס</text:span><text:span text:style-name="T6"><draw:frame draw:style-name="fr1" draw:name="Object11" text:anchor-type="as-char" svg:y="-0.1484in" svg:width="0.2016in" svg:height="0.18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 עליה בוצעה ההצפנה (בהנחה שיש פיתרון לבעיה שהעלנו בסעיף (1)).</text:span></text:p>
      <text:p text:style-name="P3"><text:span text:style-name="T6">בנוסף, השרת מכיר את כל האיברים שמיצגים את אותיות הא"ב שלנו, לכן יודע בדיוק מהן האותיות והסדר שלהן כדי לייצג את מילת הוירוס בעזרת איברים מהחבורה</text:span><text:span text:style-name="T6"><draw:frame draw:style-name="fr1" draw:name="Object12" text:anchor-type="as-char" svg:y="-0.1484in" svg:width="0.2543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 .</text:span></text:p>
      <text:p text:style-name="P3"><text:span text:style-name="T6">בהינתן מילת הצ'ק המוצפנת (מסומנת במאמר ב- </text:span><text:span text:style-name="T6"><draw:frame draw:style-name="fr1" draw:name="Object13" text:anchor-type="as-char" svg:y="-0.1484in" svg:width="0.2366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),אותה </text:span><text:span text:style-name="T8">חייב </text:span><text:span text:style-name="T6">הלקוח </text:span><text:span text:style-name="T8">לשלוח</text:span><text:span text:style-name="T6">,</text:span><text:span text:style-name="T8">ובצרוף</text:span><text:span text:style-name="T8"><draw:frame draw:style-name="fr1" draw:name="Object15" text:anchor-type="as-char" svg:y="-0.1484in" svg:width="0.2016in" svg:height="0.18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 ,יכול ל</text:span><text:span text:style-name="T7">הפוך את ההצפנה החלקית להצפנה מלאה (מסומנת למעלה ב-</text:span><text:span text:style-name="T7"><draw:frame draw:style-name="fr1" draw:name="Object14" text:anchor-type="as-char" svg:y="-0.1484in" svg:width="0.3016in" svg:height="0.1846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).</text:span></text:p>
      <text:p text:style-name="P4"><text:span text:style-name="T8">ברגע שהלקוח ישלח לו את</text:span><text:span text:style-name="T8"><draw:frame draw:style-name="fr1" draw:name="Object16" text:anchor-type="as-char" svg:y="-0.1484in" svg:width="0.2953in" svg:height="0.1846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">,יוכל השרת לפענח את הצ'ק <text:s/>ולפדות אותו בלי שום קשר לדו-שיח שאמור להתקיים בינו לבין הלקוח – וזה ממה לא מה שהיינו רוצים שיקרה.</text:span></text:p>
      <text:p text:style-name="P4"><text:span text:style-name="T8"/></text:p>
      <text:p text:style-name="P4"><text:span text:style-name="T8">לכן אנו מציעים את הסכמה הבאה במקום:</text:span></text:p>
      <text:p text:style-name="P4"><text:span text:style-name="T8">1.ניתן לCA, בגלל שהשרת והלקוח סומכים עליו יותר סמכויות.</text:span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1" svg:font-family="'DejaVu Sans Mono'" style:font-family-generic="roman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 </meta:initial-creator>
    <meta:creation-date>2014-05-02T16:43:26</meta:creation-date>
    <dc:date>2014-05-02T17:29:30</dc:date>
    <dc:creator>ron </dc:creator>
    <meta:editing-duration>PT30M3S</meta:editing-duration>
    <meta:editing-cycles>7</meta:editing-cycles>
    <meta:generator>LibreOffice/4.0.2.2$Linux_x86 LibreOffice_project/400m0$Build-2</meta:generator>
    <meta:document-statistic meta:table-count="0" meta:image-count="0" meta:object-count="16" meta:page-count="1" meta:paragraph-count="15" meta:word-count="224" meta:character-count="1217" meta:non-whitespace-character-count="997"/>
  </office:meta>
</office:document-meta>
</file>

<file path=Object 1/content.xml><?xml version="1.0" encoding="utf-8"?>
<math xmlns="http://www.w3.org/1998/Math/MathML">
  <semantics>
    <mrow>
      <mrow>
        <mover accent="true">
          <mi>w</mi>
          <mo stretchy="false">⃗</mo>
        </mover>
        <mo stretchy="false">=</mo>
        <msub>
          <mi>w</mi>
          <mn>1,</mn>
        </msub>
      </mrow>
      <msub>
        <mi>w</mi>
        <mn>2,.</mn>
      </msub>
      <mn>....</mn>
      <mi>,</mi>
      <msub>
        <mi>w</mi>
        <mi>l</mi>
      </msub>
    </mrow>
    <annotation encoding="StarMath 5.0">vec w= w_1,w_2,.....,w_l</annotation>
  </semantics>
</math>
</file>

<file path=Object 10/content.xml><?xml version="1.0" encoding="utf-8"?>
<math xmlns="http://www.w3.org/1998/Math/MathML">
  <semantics>
    <mrow>
      <mrow>
        <mi mathvariant="italic">CT</mi>
        <mo stretchy="false">=</mo>
        <mrow>
          <mo stretchy="false">(</mo>
          <mrow>
            <mi>w</mi>
            <mi>,</mi>
            <msub>
              <mi>c</mi>
              <mi>m</mi>
            </msub>
            <mi>,</mi>
            <msub>
              <mi>c</mi>
              <mi mathvariant="italic">start1</mi>
            </msub>
            <mi>,</mi>
            <msub>
              <mi>c</mi>
              <mi mathvariant="italic">start2</mi>
            </msub>
            <mi>,</mi>
            <mrow>
              <mo stretchy="false">(</mo>
              <mrow>
                <msub>
                  <mi>c</mi>
                  <mn>1,1,</mn>
                </msub>
                <msub>
                  <mi>c</mi>
                  <mn>1,2</mn>
                </msub>
              </mrow>
              <mo stretchy="false">)</mo>
            </mrow>
            <mi>,</mi>
            <mn>....</mn>
            <mi>,</mi>
            <mrow>
              <mo stretchy="false">(</mo>
              <mrow>
                <msub>
                  <mi>c</mi>
                  <mi>l</mi>
                </msub>
                <mi>,</mi>
                <mn>1,</mn>
                <msub>
                  <mi>c</mi>
                  <mi>l</mi>
                </msub>
                <mi>,</mi>
                <mn>2</mn>
              </mrow>
              <mo stretchy="false">)</mo>
            </mrow>
            <mi>,</mi>
            <msub>
              <mi>c</mi>
              <mi mathvariant="italic">end1</mi>
            </msub>
            <mi>,</mi>
            <msub>
              <mi>c</mi>
              <mi mathvariant="italic">end2</mi>
            </msub>
          </mrow>
          <mo stretchy="false">)</mo>
        </mrow>
      </mrow>
    </mrow>
    <annotation encoding="StarMath 5.0">CT = (w,c_m,c_start1,c_start2,(c_1,1,c_1,2),....,(c_l,1,c_l,2),c_end1,c_end2)</annotation>
  </semantics>
</math>
</file>

<file path=Object 11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c</mi>
        <mi>m</mi>
      </msub>
    </mrow>
    <annotation encoding="StarMath 5.0">c_m</annotation>
  </semantics>
</math>
</file>

<file path=Object 14/content.xml><?xml version="1.0" encoding="utf-8"?>
<math xmlns="http://www.w3.org/1998/Math/MathML">
  <semantics>
    <mrow>
      <mi mathvariant="italic">CT</mi>
    </mrow>
    <annotation encoding="StarMath 5.0">CT</annotation>
  </semantics>
</math>
</file>

<file path=Object 15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16/content.xml><?xml version="1.0" encoding="utf-8"?>
<math xmlns="http://www.w3.org/1998/Math/MathML">
  <semantics>
    <mrow>
      <mi mathvariant="italic">SK</mi>
    </mrow>
    <annotation encoding="StarMath 5.0">SK</annotation>
  </semantics>
</math>
</file>

<file path=Object 2/content.xml><?xml version="1.0" encoding="utf-8"?>
<math xmlns="http://www.w3.org/1998/Math/MathML">
  <semantics>
    <mrow>
      <mtext>{</mtext>
      <msub>
        <mi>c</mi>
        <mrow>
          <mi>i</mi>
          <mi>,</mi>
          <mn>1</mn>
        </mrow>
      </msub>
      <mi>,</mi>
      <msub>
        <mi>c</mi>
        <mrow>
          <mi>i</mi>
          <mi>,</mi>
          <mn>2</mn>
        </mrow>
      </msub>
      <mtext>}</mtext>
    </mrow>
    <annotation encoding="StarMath 5.0">"{"c_{i,1},c_{i,2}"}"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row>
        <mover accent="true">
          <mrow>
            <mi>w</mi>
            <mi>'</mi>
          </mrow>
          <mo stretchy="false">⃗</mo>
        </mover>
        <mo stretchy="false">≠</mo>
        <mover accent="true">
          <mrow>
            <mi>w</mi>
          </mrow>
          <mo stretchy="false">⃗</mo>
        </mover>
      </mrow>
      <mi>,</mi>
      <mover accent="true">
        <mrow>
          <mi>w</mi>
          <mi>'</mi>
        </mrow>
        <mo stretchy="false">⃗</mo>
      </mover>
      <mo stretchy="false">ϵ</mo>
      <mi>F</mi>
    </mrow>
    <annotation encoding="StarMath 5.0">vec {w'}  &lt;&gt; vec{w} , vec{w'} %epsilon F </annotation>
  </semantics>
</math>
</file>

<file path=Object 5/content.xml><?xml version="1.0" encoding="utf-8"?>
<math xmlns="http://www.w3.org/1998/Math/MathML">
  <semantics>
    <mrow>
      <mi mathvariant="italic">length</mi>
      <mrow>
        <mrow>
          <mo stretchy="false">(</mo>
          <mrow>
            <mover accent="true">
              <mrow>
                <mi>w</mi>
                <mi>'</mi>
              </mrow>
              <mo stretchy="false">⃗</mo>
            </mover>
          </mrow>
          <mo stretchy="false">)</mo>
        </mrow>
        <mo stretchy="false">&gt;</mo>
        <mi mathvariant="italic">length</mi>
      </mrow>
      <mrow>
        <mo stretchy="false">(</mo>
        <mrow>
          <mover accent="true">
            <mrow>
              <mi>w</mi>
            </mrow>
            <mo stretchy="false">⃗</mo>
          </mover>
        </mrow>
        <mo stretchy="false">)</mo>
      </mrow>
    </mrow>
    <annotation encoding="StarMath 5.0">length(vec {w'})  &gt; length(vec{w})</annotation>
  </semantics>
</math>
</file>

<file path=Object 6/content.xml><?xml version="1.0" encoding="utf-8"?>
<math xmlns="http://www.w3.org/1998/Math/MathML">
  <semantics>
    <mrow>
      <msub>
        <mi>c</mi>
        <mrow>
          <mi>i</mi>
          <mi>,</mi>
          <mn>1</mn>
        </mrow>
      </msub>
      <mi>,</mi>
      <msub>
        <mi>c</mi>
        <mrow>
          <mi>i</mi>
          <mi>,</mi>
          <mn>2</mn>
        </mrow>
      </msub>
    </mrow>
    <annotation encoding="StarMath 5.0">c_{i,1},c_{i,2}</annotation>
  </semantics>
</math>
</file>

<file path=Object 7/content.xml><?xml version="1.0" encoding="utf-8"?>
<math xmlns="http://www.w3.org/1998/Math/MathML">
  <semantics>
    <mrow>
      <mi>m</mi>
      <mo stretchy="false">ϵ</mo>
      <msub>
        <mi>G</mi>
        <mi>T</mi>
      </msub>
    </mrow>
    <annotation encoding="StarMath 5.0">m %epsilon G_T</annotation>
  </semantics>
</math>
</file>

<file path=Object 8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9/content.xml><?xml version="1.0" encoding="utf-8"?>
<math xmlns="http://www.w3.org/1998/Math/MathML">
  <semantics>
    <mrow>
      <mover accent="true">
        <mrow>
          <mi>w</mi>
          <mi>'</mi>
        </mrow>
        <mo stretchy="false">⃗</mo>
      </mover>
      <mi>,</mi>
      <mrow>
        <mover accent="true">
          <mrow>
            <mi>w</mi>
            <mi>'</mi>
          </mrow>
          <mo stretchy="false">⃗</mo>
        </mover>
        <mo stretchy="false">≠</mo>
        <mover accent="true">
          <mrow>
            <mi>w</mi>
          </mrow>
          <mo stretchy="false">⃗</mo>
        </mover>
      </mrow>
    </mrow>
    <annotation encoding="StarMath 5.0">vec {w'},vec {w'}  &lt;&gt; vec{w}</annotation>
  </semantics>
</math>
</file>